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5cm"/>
    </style:style>
    <style:style style:name="co2" style:family="table-column">
      <style:table-column-properties fo:break-before="auto" style:column-width="1.125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address</text:p>
          </table:table-cell>
          <table:table-cell office:value-type="string">
            <text:p>glyph</text:p>
          </table:table-cell>
          <table:table-cell table:number-columns-repeated="2" office:value-type="string">
            <text:p>nam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ι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υ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χ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υ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θ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ω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π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ρ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ι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υ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χ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ω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χ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υ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ι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υ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θ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ω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π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ρ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ι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υ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χ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ω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ι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υ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χ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υ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θ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ω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π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ρ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ι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υ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χ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ω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ι</text:p>
          </table:table-cell>
          <table:table-cell office:value-type="string">
            <text:p>A 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υ</text:p>
          </table:table-cell>
          <table:table-cell office:value-type="string">
            <text:p>A 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χ</text:p>
          </table:table-cell>
          <table:table-cell office:value-type="string">
            <text:p>A 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υ</text:p>
          </table:table-cell>
          <table:table-cell office:value-type="string">
            <text:p>A 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θ</text:p>
          </table:table-cell>
          <table:table-cell office:value-type="string">
            <text:p>A 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ω</text:p>
          </table:table-cell>
          <table:table-cell office:value-type="string">
            <text:p>A 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π</text:p>
          </table:table-cell>
          <table:table-cell office:value-type="string">
            <text:p>A 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ρ</text:p>
          </table:table-cell>
          <table:table-cell office:value-type="string">
            <text:p>A 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ι</text:p>
          </table:table-cell>
          <table:table-cell office:value-type="string">
            <text:p>A 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υ</text:p>
          </table:table-cell>
          <table:table-cell office:value-type="string">
            <text:p>A 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χ</text:p>
          </table:table-cell>
          <table:table-cell office:value-type="string">
            <text:p>A 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ω</text:p>
          </table:table-cell>
          <table:table-cell office:value-type="string">
            <text:p>A 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ι</text:p>
          </table:table-cell>
          <table:table-cell office:value-type="string">
            <text:p>ℵ 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υ</text:p>
          </table:table-cell>
          <table:table-cell office:value-type="string">
            <text:p>ℵ 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χ</text:p>
          </table:table-cell>
          <table:table-cell office:value-type="string">
            <text:p>ℵ 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υ</text:p>
          </table:table-cell>
          <table:table-cell office:value-type="string">
            <text:p>ℵ 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θ</text:p>
          </table:table-cell>
          <table:table-cell office:value-type="string">
            <text:p>ℵ 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ω</text:p>
          </table:table-cell>
          <table:table-cell office:value-type="string">
            <text:p>ℵ 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ι</text:p>
          </table:table-cell>
          <table:table-cell office:value-type="string">
            <text:p>ℵ 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υ</text:p>
          </table:table-cell>
          <table:table-cell office:value-type="string">
            <text:p>ℵ 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χ</text:p>
          </table:table-cell>
          <table:table-cell office:value-type="string">
            <text:p>ℵ 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ω</text:p>
          </table:table-cell>
          <table:table-cell office:value-type="string">
            <text:p>ℵ 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ι</text:p>
          </table:table-cell>
          <table:table-cell office:value-type="string">
            <text:p>B 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υ</text:p>
          </table:table-cell>
          <table:table-cell office:value-type="string">
            <text:p>B 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χ</text:p>
          </table:table-cell>
          <table:table-cell office:value-type="string">
            <text:p>B 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υ</text:p>
          </table:table-cell>
          <table:table-cell office:value-type="string">
            <text:p>B 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θ</text:p>
          </table:table-cell>
          <table:table-cell office:value-type="string">
            <text:p>B 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ω</text:p>
          </table:table-cell>
          <table:table-cell office:value-type="string">
            <text:p>B 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ι</text:p>
          </table:table-cell>
          <table:table-cell office:value-type="string">
            <text:p>B 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υ</text:p>
          </table:table-cell>
          <table:table-cell office:value-type="string">
            <text:p>B 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χ</text:p>
          </table:table-cell>
          <table:table-cell office:value-type="string">
            <text:p>B 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ω</text:p>
          </table:table-cell>
          <table:table-cell office:value-type="string">
            <text:p>B 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ι</text:p>
          </table:table-cell>
          <table:table-cell office:value-type="string">
            <text:p>Ψ 0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υ</text:p>
          </table:table-cell>
          <table:table-cell office:value-type="string">
            <text:p>Ψ 0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χ</text:p>
          </table:table-cell>
          <table:table-cell office:value-type="string">
            <text:p>Ψ 0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υ</text:p>
          </table:table-cell>
          <table:table-cell office:value-type="string">
            <text:p>Ψ 0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θ</text:p>
          </table:table-cell>
          <table:table-cell office:value-type="string">
            <text:p>Ψ 0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ω</text:p>
          </table:table-cell>
          <table:table-cell office:value-type="string">
            <text:p>Ψ 0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π</text:p>
          </table:table-cell>
          <table:table-cell office:value-type="string">
            <text:p>Ψ 0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ρ</text:p>
          </table:table-cell>
          <table:table-cell office:value-type="string">
            <text:p>Ψ 0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χ</text:p>
          </table:table-cell>
          <table:table-cell office:value-type="string">
            <text:p>Ψ 0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υ</text:p>
          </table:table-cell>
          <table:table-cell office:value-type="string">
            <text:p>Ψ 0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ι</text:p>
          </table:table-cell>
          <table:table-cell office:value-type="string">
            <text:p>Ψ 0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υ</text:p>
          </table:table-cell>
          <table:table-cell office:value-type="string">
            <text:p>Ψ 0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χ</text:p>
          </table:table-cell>
          <table:table-cell office:value-type="string">
            <text:p>K 0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υ</text:p>
          </table:table-cell>
          <table:table-cell office:value-type="string">
            <text:p>K 0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ι</text:p>
          </table:table-cell>
          <table:table-cell office:value-type="string">
            <text:p>K 0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υ</text:p>
          </table:table-cell>
          <table:table-cell office:value-type="string">
            <text:p>K 0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ι</text:p>
          </table:table-cell>
          <table:table-cell office:value-type="string">
            <text:p>K 0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υ</text:p>
          </table:table-cell>
          <table:table-cell office:value-type="string">
            <text:p>K 0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χ</text:p>
          </table:table-cell>
          <table:table-cell office:value-type="string">
            <text:p>K 0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υ</text:p>
          </table:table-cell>
          <table:table-cell office:value-type="string">
            <text:p>K 0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ι</text:p>
          </table:table-cell>
          <table:table-cell office:value-type="string">
            <text:p>L 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υ</text:p>
          </table:table-cell>
          <table:table-cell office:value-type="string">
            <text:p>L 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χ</text:p>
          </table:table-cell>
          <table:table-cell office:value-type="string">
            <text:p>L 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υ</text:p>
          </table:table-cell>
          <table:table-cell office:value-type="string">
            <text:p>L 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θ</text:p>
          </table:table-cell>
          <table:table-cell office:value-type="string">
            <text:p>L 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ω</text:p>
          </table:table-cell>
          <table:table-cell office:value-type="string">
            <text:p>L 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π</text:p>
          </table:table-cell>
          <table:table-cell office:value-type="string">
            <text:p>L 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ρ</text:p>
          </table:table-cell>
          <table:table-cell office:value-type="string">
            <text:p>L 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ι</text:p>
          </table:table-cell>
          <table:table-cell office:value-type="string">
            <text:p>L 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υ</text:p>
          </table:table-cell>
          <table:table-cell office:value-type="string">
            <text:p>L 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χ</text:p>
          </table:table-cell>
          <table:table-cell office:value-type="string">
            <text:p>L 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ω</text:p>
          </table:table-cell>
          <table:table-cell office:value-type="string">
            <text:p>L 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ι</text:p>
          </table:table-cell>
          <table:table-cell office:value-type="string">
            <text:p>P 0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υ</text:p>
          </table:table-cell>
          <table:table-cell office:value-type="string">
            <text:p>P 0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θ</text:p>
          </table:table-cell>
          <table:table-cell office:value-type="string">
            <text:p>P 0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ω</text:p>
          </table:table-cell>
          <table:table-cell office:value-type="string">
            <text:p>P 0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π</text:p>
          </table:table-cell>
          <table:table-cell office:value-type="string">
            <text:p>P 0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ρ</text:p>
          </table:table-cell>
          <table:table-cell office:value-type="string">
            <text:p>P 0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ι</text:p>
          </table:table-cell>
          <table:table-cell office:value-type="string">
            <text:p>P 0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υ</text:p>
          </table:table-cell>
          <table:table-cell office:value-type="string">
            <text:p>P 0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χ</text:p>
          </table:table-cell>
          <table:table-cell office:value-type="string">
            <text:p>P 0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ω</text:p>
          </table:table-cell>
          <table:table-cell office:value-type="string">
            <text:p>P 0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ι</text:p>
          </table:table-cell>
          <table:table-cell office:value-type="string">
            <text:p>P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η</text:p>
          </table:table-cell>
          <table:table-cell office:value-type="string">
            <text:p>P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χ</text:p>
          </table:table-cell>
          <table:table-cell office:value-type="string">
            <text:p>P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ρ</text:p>
          </table:table-cell>
          <table:table-cell office:value-type="string">
            <text:p>P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θ</text:p>
          </table:table-cell>
          <table:table-cell office:value-type="string">
            <text:p>P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ω</text:p>
          </table:table-cell>
          <table:table-cell office:value-type="string">
            <text:p>P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π</text:p>
          </table:table-cell>
          <table:table-cell office:value-type="string">
            <text:p>P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ρ</text:p>
          </table:table-cell>
          <table:table-cell office:value-type="string">
            <text:p>P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ι</text:p>
          </table:table-cell>
          <table:table-cell office:value-type="string">
            <text:p>P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η</text:p>
          </table:table-cell>
          <table:table-cell office:value-type="string">
            <text:p>P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χ</text:p>
          </table:table-cell>
          <table:table-cell office:value-type="string">
            <text:p>P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ρ</text:p>
          </table:table-cell>
          <table:table-cell office:value-type="string">
            <text:p>P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σ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ρ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σ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ρ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ρ</text:p>
          </table:table-cell>
          <table:table-cell office:value-type="float" office:value="2125">
            <text:p>212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ι</text:p>
          </table:table-cell>
          <table:table-cell office:value-type="float" office:value="2125">
            <text:p>212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α</text:p>
          </table:table-cell>
          <table:table-cell office:value-type="float" office:value="2125">
            <text:p>212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ς</text:p>
          </table:table-cell>
          <table:table-cell office:value-type="float" office:value="2125">
            <text:p>212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σ</text:p>
          </table:table-cell>
          <table:table-cell office:value-type="string">
            <text:p>Ψ 04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ρ</text:p>
          </table:table-cell>
          <table:table-cell office:value-type="string">
            <text:p>Ψ 04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σ</text:p>
          </table:table-cell>
          <table:table-cell office:value-type="string">
            <text:p>K 01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ρ</text:p>
          </table:table-cell>
          <table:table-cell office:value-type="string">
            <text:p>K 01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σ</text:p>
          </table:table-cell>
          <table:table-cell office:value-type="string">
            <text:p>L 0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ρ</text:p>
          </table:table-cell>
          <table:table-cell office:value-type="string">
            <text:p>L 0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σ</text:p>
          </table:table-cell>
          <table:table-cell office:value-type="string">
            <text:p>P 02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ρ</text:p>
          </table:table-cell>
          <table:table-cell office:value-type="string">
            <text:p>P 02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θ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υ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θ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ν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κ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ν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ι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ν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χ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ν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α</text:p>
          </table:table-cell>
          <table:table-cell office:value-type="float" office:value="251">
            <text:p>25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ν</text:p>
          </table:table-cell>
          <table:table-cell office:value-type="float" office:value="251">
            <text:p>25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κ</text:p>
          </table:table-cell>
          <table:table-cell office:value-type="float" office:value="251">
            <text:p>25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ν</text:p>
          </table:table-cell>
          <table:table-cell office:value-type="float" office:value="251">
            <text:p>25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α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ν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θ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ν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κ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ν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ι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ν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χ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ν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α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ν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θ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υ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θ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ν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κ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ν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ι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ν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χ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ν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α</text:p>
          </table:table-cell>
          <table:table-cell office:value-type="string">
            <text:p>A 0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ν</text:p>
          </table:table-cell>
          <table:table-cell office:value-type="string">
            <text:p>A 0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θ</text:p>
          </table:table-cell>
          <table:table-cell office:value-type="string">
            <text:p>A 0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υ</text:p>
          </table:table-cell>
          <table:table-cell office:value-type="string">
            <text:p>A 0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κ</text:p>
          </table:table-cell>
          <table:table-cell office:value-type="string">
            <text:p>A 0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ν</text:p>
          </table:table-cell>
          <table:table-cell office:value-type="string">
            <text:p>A 0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ι</text:p>
          </table:table-cell>
          <table:table-cell office:value-type="string">
            <text:p>A 0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ν</text:p>
          </table:table-cell>
          <table:table-cell office:value-type="string">
            <text:p>A 0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χ</text:p>
          </table:table-cell>
          <table:table-cell office:value-type="string">
            <text:p>A 0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ν</text:p>
          </table:table-cell>
          <table:table-cell office:value-type="string">
            <text:p>A 0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θ</text:p>
          </table:table-cell>
          <table:table-cell office:value-type="string">
            <text:p>ℵ 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υ</text:p>
          </table:table-cell>
          <table:table-cell office:value-type="string">
            <text:p>ℵ 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κ</text:p>
          </table:table-cell>
          <table:table-cell office:value-type="string">
            <text:p>ℵ 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ν</text:p>
          </table:table-cell>
          <table:table-cell office:value-type="string">
            <text:p>ℵ 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ι</text:p>
          </table:table-cell>
          <table:table-cell office:value-type="string">
            <text:p>ℵ 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ν</text:p>
          </table:table-cell>
          <table:table-cell office:value-type="string">
            <text:p>ℵ 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χ</text:p>
          </table:table-cell>
          <table:table-cell office:value-type="string">
            <text:p>ℵ 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ν</text:p>
          </table:table-cell>
          <table:table-cell office:value-type="string">
            <text:p>ℵ 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θ</text:p>
          </table:table-cell>
          <table:table-cell office:value-type="string">
            <text:p>B 0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υ</text:p>
          </table:table-cell>
          <table:table-cell office:value-type="string">
            <text:p>B 0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κ</text:p>
          </table:table-cell>
          <table:table-cell office:value-type="string">
            <text:p>B 0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ν</text:p>
          </table:table-cell>
          <table:table-cell office:value-type="string">
            <text:p>B 0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ι</text:p>
          </table:table-cell>
          <table:table-cell office:value-type="string">
            <text:p>B 0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ν</text:p>
          </table:table-cell>
          <table:table-cell office:value-type="string">
            <text:p>B 0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χ</text:p>
          </table:table-cell>
          <table:table-cell office:value-type="string">
            <text:p>B 0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ν</text:p>
          </table:table-cell>
          <table:table-cell office:value-type="string">
            <text:p>B 0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θ</text:p>
          </table:table-cell>
          <table:table-cell office:value-type="string">
            <text:p>C 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υ</text:p>
          </table:table-cell>
          <table:table-cell office:value-type="string">
            <text:p>C 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κ</text:p>
          </table:table-cell>
          <table:table-cell office:value-type="string">
            <text:p>C 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ν</text:p>
          </table:table-cell>
          <table:table-cell office:value-type="string">
            <text:p>C 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ι</text:p>
          </table:table-cell>
          <table:table-cell office:value-type="string">
            <text:p>C 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ν</text:p>
          </table:table-cell>
          <table:table-cell office:value-type="string">
            <text:p>C 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χ</text:p>
          </table:table-cell>
          <table:table-cell office:value-type="string">
            <text:p>C 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ν</text:p>
          </table:table-cell>
          <table:table-cell office:value-type="string">
            <text:p>C 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α</text:p>
          </table:table-cell>
          <table:table-cell office:value-type="string">
            <text:p>Ψ 04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ν</text:p>
          </table:table-cell>
          <table:table-cell office:value-type="string">
            <text:p>Ψ 04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θ</text:p>
          </table:table-cell>
          <table:table-cell office:value-type="string">
            <text:p>Ψ 04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υ</text:p>
          </table:table-cell>
          <table:table-cell office:value-type="string">
            <text:p>Ψ 04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θ</text:p>
          </table:table-cell>
          <table:table-cell office:value-type="string">
            <text:p>Ψ 04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ν</text:p>
          </table:table-cell>
          <table:table-cell office:value-type="string">
            <text:p>Ψ 04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κ</text:p>
          </table:table-cell>
          <table:table-cell office:value-type="string">
            <text:p>Ψ 04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ν</text:p>
          </table:table-cell>
          <table:table-cell office:value-type="string">
            <text:p>Ψ 04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ι</text:p>
          </table:table-cell>
          <table:table-cell office:value-type="string">
            <text:p>Ψ 04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ν</text:p>
          </table:table-cell>
          <table:table-cell office:value-type="string">
            <text:p>Ψ 04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χ</text:p>
          </table:table-cell>
          <table:table-cell office:value-type="string">
            <text:p>Ψ 04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ν</text:p>
          </table:table-cell>
          <table:table-cell office:value-type="string">
            <text:p>Ψ 04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θ</text:p>
          </table:table-cell>
          <table:table-cell office:value-type="string">
            <text:p>K 0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υ</text:p>
          </table:table-cell>
          <table:table-cell office:value-type="string">
            <text:p>K 0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θ</text:p>
          </table:table-cell>
          <table:table-cell office:value-type="string">
            <text:p>K 0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ν</text:p>
          </table:table-cell>
          <table:table-cell office:value-type="string">
            <text:p>K 0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κ</text:p>
          </table:table-cell>
          <table:table-cell office:value-type="string">
            <text:p>K 0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ν</text:p>
          </table:table-cell>
          <table:table-cell office:value-type="string">
            <text:p>K 0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ι</text:p>
          </table:table-cell>
          <table:table-cell office:value-type="string">
            <text:p>K 0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ν</text:p>
          </table:table-cell>
          <table:table-cell office:value-type="string">
            <text:p>K 0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χ</text:p>
          </table:table-cell>
          <table:table-cell office:value-type="string">
            <text:p>K 0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ν</text:p>
          </table:table-cell>
          <table:table-cell office:value-type="string">
            <text:p>K 0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α</text:p>
          </table:table-cell>
          <table:table-cell office:value-type="string">
            <text:p>L 0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ν</text:p>
          </table:table-cell>
          <table:table-cell office:value-type="string">
            <text:p>L 0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θ</text:p>
          </table:table-cell>
          <table:table-cell office:value-type="string">
            <text:p>L 0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υ</text:p>
          </table:table-cell>
          <table:table-cell office:value-type="string">
            <text:p>L 0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θ</text:p>
          </table:table-cell>
          <table:table-cell office:value-type="string">
            <text:p>L 0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ν</text:p>
          </table:table-cell>
          <table:table-cell office:value-type="string">
            <text:p>L 0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κ</text:p>
          </table:table-cell>
          <table:table-cell office:value-type="string">
            <text:p>L 0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ν</text:p>
          </table:table-cell>
          <table:table-cell office:value-type="string">
            <text:p>L 0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ι</text:p>
          </table:table-cell>
          <table:table-cell office:value-type="string">
            <text:p>L 0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ν</text:p>
          </table:table-cell>
          <table:table-cell office:value-type="string">
            <text:p>L 0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χ</text:p>
          </table:table-cell>
          <table:table-cell office:value-type="string">
            <text:p>L 0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ν</text:p>
          </table:table-cell>
          <table:table-cell office:value-type="string">
            <text:p>L 0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α</text:p>
          </table:table-cell>
          <table:table-cell office:value-type="string">
            <text:p>P 0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ν</text:p>
          </table:table-cell>
          <table:table-cell office:value-type="string">
            <text:p>P 0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θ</text:p>
          </table:table-cell>
          <table:table-cell office:value-type="string">
            <text:p>P 0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υ</text:p>
          </table:table-cell>
          <table:table-cell office:value-type="string">
            <text:p>P 0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θ</text:p>
          </table:table-cell>
          <table:table-cell office:value-type="string">
            <text:p>P 0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ν</text:p>
          </table:table-cell>
          <table:table-cell office:value-type="string">
            <text:p>P 0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κ</text:p>
          </table:table-cell>
          <table:table-cell office:value-type="string">
            <text:p>P 0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ν</text:p>
          </table:table-cell>
          <table:table-cell office:value-type="string">
            <text:p>P 0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α</text:p>
          </table:table-cell>
          <table:table-cell office:value-type="string">
            <text:p>P7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ν</text:p>
          </table:table-cell>
          <table:table-cell office:value-type="string">
            <text:p>P7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θ</text:p>
          </table:table-cell>
          <table:table-cell office:value-type="string">
            <text:p>P7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υ</text:p>
          </table:table-cell>
          <table:table-cell office:value-type="string">
            <text:p>P7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κ</text:p>
          </table:table-cell>
          <table:table-cell office:value-type="string">
            <text:p>P7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ν</text:p>
          </table:table-cell>
          <table:table-cell office:value-type="string">
            <text:p>P7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ι</text:p>
          </table:table-cell>
          <table:table-cell office:value-type="string">
            <text:p>P7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η</text:p>
          </table:table-cell>
          <table:table-cell office:value-type="string">
            <text:p>P7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χ</text:p>
          </table:table-cell>
          <table:table-cell office:value-type="string">
            <text:p>P7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ρ</text:p>
          </table:table-cell>
          <table:table-cell office:value-type="string">
            <text:p>P7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ι</text:p>
          </table:table-cell>
          <table:table-cell office:value-type="string">
            <text:p>P7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η</text:p>
          </table:table-cell>
          <table:table-cell office:value-type="string">
            <text:p>P7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χ</text:p>
          </table:table-cell>
          <table:table-cell office:value-type="string">
            <text:p>P7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ρ</text:p>
          </table:table-cell>
          <table:table-cell office:value-type="string">
            <text:p>P7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κ</text:p>
          </table:table-cell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ς</text:p>
          </table:table-cell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κ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ς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κ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ς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ι</text:p>
          </table:table-cell>
          <table:table-cell office:value-type="string">
            <text:p>A 0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ς</text:p>
          </table:table-cell>
          <table:table-cell office:value-type="string">
            <text:p>A 0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κ</text:p>
          </table:table-cell>
          <table:table-cell office:value-type="string">
            <text:p>ℵ 0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ς</text:p>
          </table:table-cell>
          <table:table-cell office:value-type="string">
            <text:p>ℵ 0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ι</text:p>
          </table:table-cell>
          <table:table-cell office:value-type="string">
            <text:p>B 0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ς</text:p>
          </table:table-cell>
          <table:table-cell office:value-type="string">
            <text:p>B 0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κ</text:p>
          </table:table-cell>
          <table:table-cell office:value-type="string">
            <text:p>Ψ 04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ς</text:p>
          </table:table-cell>
          <table:table-cell office:value-type="string">
            <text:p>Ψ 04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κ</text:p>
          </table:table-cell>
          <table:table-cell office:value-type="string">
            <text:p>K 0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ς</text:p>
          </table:table-cell>
          <table:table-cell office:value-type="string">
            <text:p>K 0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κ</text:p>
          </table:table-cell>
          <table:table-cell office:value-type="string">
            <text:p>L 0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ς</text:p>
          </table:table-cell>
          <table:table-cell office:value-type="string">
            <text:p>L 0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θ</text:p>
          </table:table-cell>
          <table:table-cell office:value-type="string">
            <text:p>P7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ς</text:p>
          </table:table-cell>
          <table:table-cell office:value-type="string">
            <text:p>P7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χ</text:p>
          </table:table-cell>
          <table:table-cell office:value-type="string">
            <text:p>P7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ρ</text:p>
          </table:table-cell>
          <table:table-cell office:value-type="string">
            <text:p>P7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κ</text:p>
          </table:table-cell>
          <table:table-cell office:value-type="float" office:value="142">
            <text:p>14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ς</text:p>
          </table:table-cell>
          <table:table-cell office:value-type="float" office:value="142">
            <text:p>14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κ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ς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κ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ς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κ</text:p>
          </table:table-cell>
          <table:table-cell office:value-type="string">
            <text:p>A 0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ς</text:p>
          </table:table-cell>
          <table:table-cell office:value-type="string">
            <text:p>A 0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θ</text:p>
          </table:table-cell>
          <table:table-cell office:value-type="string">
            <text:p>ℵ 0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ς</text:p>
          </table:table-cell>
          <table:table-cell office:value-type="string">
            <text:p>ℵ 0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κ</text:p>
          </table:table-cell>
          <table:table-cell office:value-type="string">
            <text:p>B 0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ς</text:p>
          </table:table-cell>
          <table:table-cell office:value-type="string">
            <text:p>B 0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κ</text:p>
          </table:table-cell>
          <table:table-cell office:value-type="string">
            <text:p>C 0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ς</text:p>
          </table:table-cell>
          <table:table-cell office:value-type="string">
            <text:p>C 0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κ</text:p>
          </table:table-cell>
          <table:table-cell office:value-type="string">
            <text:p>Ψ 0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ς</text:p>
          </table:table-cell>
          <table:table-cell office:value-type="string">
            <text:p>Ψ 0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κ</text:p>
          </table:table-cell>
          <table:table-cell office:value-type="string">
            <text:p>K 01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ς</text:p>
          </table:table-cell>
          <table:table-cell office:value-type="string">
            <text:p>K 01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κ</text:p>
          </table:table-cell>
          <table:table-cell office:value-type="string">
            <text:p>L 0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ς</text:p>
          </table:table-cell>
          <table:table-cell office:value-type="string">
            <text:p>L 0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μ</text:p>
          </table:table-cell>
          <table:table-cell office:value-type="string">
            <text:p>P7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ι</text:p>
          </table:table-cell>
          <table:table-cell office:value-type="string">
            <text:p>P7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κ</text:p>
          </table:table-cell>
          <table:table-cell office:value-type="string">
            <text:p>P7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ς</text:p>
          </table:table-cell>
          <table:table-cell office:value-type="string">
            <text:p>P7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κ</text:p>
          </table:table-cell>
          <table:table-cell office:value-type="float" office:value="142">
            <text:p>14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ς</text:p>
          </table:table-cell>
          <table:table-cell office:value-type="float" office:value="142">
            <text:p>14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κ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ς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κ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ς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ς</text:p>
          </table:table-cell>
          <table:table-cell office:value-type="float" office:value="639">
            <text:p>63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κ</text:p>
          </table:table-cell>
          <table:table-cell office:value-type="string">
            <text:p>A 0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ς</text:p>
          </table:table-cell>
          <table:table-cell office:value-type="string">
            <text:p>A 0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κ</text:p>
          </table:table-cell>
          <table:table-cell office:value-type="string">
            <text:p>ℵ 0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ς</text:p>
          </table:table-cell>
          <table:table-cell office:value-type="string">
            <text:p>ℵ 0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κ</text:p>
          </table:table-cell>
          <table:table-cell office:value-type="string">
            <text:p>B 0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ς</text:p>
          </table:table-cell>
          <table:table-cell office:value-type="string">
            <text:p>B 0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κ</text:p>
          </table:table-cell>
          <table:table-cell office:value-type="string">
            <text:p>C 0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ς</text:p>
          </table:table-cell>
          <table:table-cell office:value-type="string">
            <text:p>C 0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κ</text:p>
          </table:table-cell>
          <table:table-cell office:value-type="string">
            <text:p>Ψ 04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ς</text:p>
          </table:table-cell>
          <table:table-cell office:value-type="string">
            <text:p>Ψ 04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κ</text:p>
          </table:table-cell>
          <table:table-cell office:value-type="string">
            <text:p>K 01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ς</text:p>
          </table:table-cell>
          <table:table-cell office:value-type="string">
            <text:p>K 01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κ</text:p>
          </table:table-cell>
          <table:table-cell office:value-type="string">
            <text:p>L 02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ς</text:p>
          </table:table-cell>
          <table:table-cell office:value-type="string">
            <text:p>L 02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ε</text:p>
          </table:table-cell>
          <table:table-cell office:value-type="string">
            <text:p>P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ν</text:p>
          </table:table-cell>
          <table:table-cell office:value-type="string">
            <text:p>P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κ</text:p>
          </table:table-cell>
          <table:table-cell office:value-type="string">
            <text:p>P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ς</text:p>
          </table:table-cell>
          <table:table-cell office:value-type="string">
            <text:p>P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κ</text:p>
          </table:table-cell>
          <table:table-cell office:value-type="float" office:value="142">
            <text:p>1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υ</text:p>
          </table:table-cell>
          <table:table-cell office:value-type="float" office:value="142">
            <text:p>1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ι</text:p>
          </table:table-cell>
          <table:table-cell office:value-type="float" office:value="142">
            <text:p>1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υ</text:p>
          </table:table-cell>
          <table:table-cell office:value-type="float" office:value="142">
            <text:p>1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χ</text:p>
          </table:table-cell>
          <table:table-cell office:value-type="float" office:value="142">
            <text:p>1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υ</text:p>
          </table:table-cell>
          <table:table-cell office:value-type="float" office:value="142">
            <text:p>1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κ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υ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ι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υ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χ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υ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κ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υ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ι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υ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χ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υ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υ</text:p>
          </table:table-cell>
          <table:table-cell office:value-type="float" office:value="1448">
            <text:p>144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υ</text:p>
          </table:table-cell>
          <table:table-cell office:value-type="float" office:value="1448">
            <text:p>144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υ</text:p>
          </table:table-cell>
          <table:table-cell office:value-type="float" office:value="1702">
            <text:p>170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κ</text:p>
          </table:table-cell>
          <table:table-cell office:value-type="string">
            <text:p>A 0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υ</text:p>
          </table:table-cell>
          <table:table-cell office:value-type="string">
            <text:p>A 0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ι</text:p>
          </table:table-cell>
          <table:table-cell office:value-type="string">
            <text:p>A 0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υ</text:p>
          </table:table-cell>
          <table:table-cell office:value-type="string">
            <text:p>A 0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χ</text:p>
          </table:table-cell>
          <table:table-cell office:value-type="string">
            <text:p>A 0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υ</text:p>
          </table:table-cell>
          <table:table-cell office:value-type="string">
            <text:p>A 0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ι</text:p>
          </table:table-cell>
          <table:table-cell office:value-type="string">
            <text:p>ℵ 0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υ</text:p>
          </table:table-cell>
          <table:table-cell office:value-type="string">
            <text:p>ℵ 0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χ</text:p>
          </table:table-cell>
          <table:table-cell office:value-type="string">
            <text:p>ℵ 0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υ</text:p>
          </table:table-cell>
          <table:table-cell office:value-type="string">
            <text:p>ℵ 0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κ</text:p>
          </table:table-cell>
          <table:table-cell office:value-type="string">
            <text:p>B 0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υ</text:p>
          </table:table-cell>
          <table:table-cell office:value-type="string">
            <text:p>B 0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ι</text:p>
          </table:table-cell>
          <table:table-cell office:value-type="string">
            <text:p>B 0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υ</text:p>
          </table:table-cell>
          <table:table-cell office:value-type="string">
            <text:p>B 0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χ</text:p>
          </table:table-cell>
          <table:table-cell office:value-type="string">
            <text:p>B 0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υ</text:p>
          </table:table-cell>
          <table:table-cell office:value-type="string">
            <text:p>B 0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κ</text:p>
          </table:table-cell>
          <table:table-cell office:value-type="string">
            <text:p>C 0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υ</text:p>
          </table:table-cell>
          <table:table-cell office:value-type="string">
            <text:p>C 0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ι</text:p>
          </table:table-cell>
          <table:table-cell office:value-type="string">
            <text:p>C 0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υ</text:p>
          </table:table-cell>
          <table:table-cell office:value-type="string">
            <text:p>C 0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χ</text:p>
          </table:table-cell>
          <table:table-cell office:value-type="string">
            <text:p>C 0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υ</text:p>
          </table:table-cell>
          <table:table-cell office:value-type="string">
            <text:p>C 0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κ</text:p>
          </table:table-cell>
          <table:table-cell office:value-type="string">
            <text:p>Ψ 04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υ</text:p>
          </table:table-cell>
          <table:table-cell office:value-type="string">
            <text:p>Ψ 04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ι</text:p>
          </table:table-cell>
          <table:table-cell office:value-type="string">
            <text:p>Ψ 04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υ</text:p>
          </table:table-cell>
          <table:table-cell office:value-type="string">
            <text:p>Ψ 04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χ</text:p>
          </table:table-cell>
          <table:table-cell office:value-type="string">
            <text:p>Ψ 04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υ</text:p>
          </table:table-cell>
          <table:table-cell office:value-type="string">
            <text:p>Ψ 04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κ</text:p>
          </table:table-cell>
          <table:table-cell office:value-type="string">
            <text:p>K 0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υ</text:p>
          </table:table-cell>
          <table:table-cell office:value-type="string">
            <text:p>K 0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ι</text:p>
          </table:table-cell>
          <table:table-cell office:value-type="string">
            <text:p>K 0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υ</text:p>
          </table:table-cell>
          <table:table-cell office:value-type="string">
            <text:p>K 0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χ</text:p>
          </table:table-cell>
          <table:table-cell office:value-type="string">
            <text:p>K 0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υ</text:p>
          </table:table-cell>
          <table:table-cell office:value-type="string">
            <text:p>K 0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κ</text:p>
          </table:table-cell>
          <table:table-cell office:value-type="string">
            <text:p>L 02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υ</text:p>
          </table:table-cell>
          <table:table-cell office:value-type="string">
            <text:p>L 02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ι</text:p>
          </table:table-cell>
          <table:table-cell office:value-type="string">
            <text:p>L 02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υ</text:p>
          </table:table-cell>
          <table:table-cell office:value-type="string">
            <text:p>L 02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χ</text:p>
          </table:table-cell>
          <table:table-cell office:value-type="string">
            <text:p>L 02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υ</text:p>
          </table:table-cell>
          <table:table-cell office:value-type="string">
            <text:p>L 02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κ</text:p>
          </table:table-cell>
          <table:table-cell office:value-type="string">
            <text:p>P 02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υ</text:p>
          </table:table-cell>
          <table:table-cell office:value-type="string">
            <text:p>P 02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ι</text:p>
          </table:table-cell>
          <table:table-cell office:value-type="string">
            <text:p>P 02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υ</text:p>
          </table:table-cell>
          <table:table-cell office:value-type="string">
            <text:p>P 02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χ</text:p>
          </table:table-cell>
          <table:table-cell office:value-type="string">
            <text:p>P 02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υ</text:p>
          </table:table-cell>
          <table:table-cell office:value-type="string">
            <text:p>P 02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κ</text:p>
          </table:table-cell>
          <table:table-cell office:value-type="string">
            <text:p>P7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υ</text:p>
          </table:table-cell>
          <table:table-cell office:value-type="string">
            <text:p>P7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ι</text:p>
          </table:table-cell>
          <table:table-cell office:value-type="string">
            <text:p>P7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η</text:p>
          </table:table-cell>
          <table:table-cell office:value-type="string">
            <text:p>P7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χ</text:p>
          </table:table-cell>
          <table:table-cell office:value-type="string">
            <text:p>P7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ρ</text:p>
          </table:table-cell>
          <table:table-cell office:value-type="string">
            <text:p>P7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π</text:p>
          </table:table-cell>
          <table:table-cell office:value-type="float" office:value="142">
            <text:p>14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ν</text:p>
          </table:table-cell>
          <table:table-cell office:value-type="float" office:value="142">
            <text:p>14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π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ν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π</text:p>
          </table:table-cell>
          <table:table-cell office:value-type="float" office:value="56">
            <text:p>5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ν</text:p>
          </table:table-cell>
          <table:table-cell office:value-type="float" office:value="56">
            <text:p>5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π</text:p>
          </table:table-cell>
          <table:table-cell office:value-type="float" office:value="915">
            <text:p>91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ν</text:p>
          </table:table-cell>
          <table:table-cell office:value-type="float" office:value="915">
            <text:p>91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π</text:p>
          </table:table-cell>
          <table:table-cell office:value-type="string">
            <text:p>A 0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ν</text:p>
          </table:table-cell>
          <table:table-cell office:value-type="string">
            <text:p>A 0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π</text:p>
          </table:table-cell>
          <table:table-cell office:value-type="string">
            <text:p>ℵ 0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ν</text:p>
          </table:table-cell>
          <table:table-cell office:value-type="string">
            <text:p>ℵ 0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π</text:p>
          </table:table-cell>
          <table:table-cell office:value-type="string">
            <text:p>Ψ 04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ν</text:p>
          </table:table-cell>
          <table:table-cell office:value-type="string">
            <text:p>Ψ 04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π</text:p>
          </table:table-cell>
          <table:table-cell office:value-type="string">
            <text:p>K 01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ν</text:p>
          </table:table-cell>
          <table:table-cell office:value-type="string">
            <text:p>K 01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π</text:p>
          </table:table-cell>
          <table:table-cell office:value-type="string">
            <text:p>L 02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ν</text:p>
          </table:table-cell>
          <table:table-cell office:value-type="string">
            <text:p>L 02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π</text:p>
          </table:table-cell>
          <table:table-cell office:value-type="string">
            <text:p>P7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ν</text:p>
          </table:table-cell>
          <table:table-cell office:value-type="string">
            <text:p>P7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π</text:p>
          </table:table-cell>
          <table:table-cell office:value-type="float" office:value="142">
            <text:p>14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ν</text:p>
          </table:table-cell>
          <table:table-cell office:value-type="float" office:value="142">
            <text:p>14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π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ν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π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ν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π</text:p>
          </table:table-cell>
          <table:table-cell office:value-type="string">
            <text:p>A 0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ν</text:p>
          </table:table-cell>
          <table:table-cell office:value-type="string">
            <text:p>A 0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π</text:p>
          </table:table-cell>
          <table:table-cell office:value-type="string">
            <text:p>ℵ 0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ν</text:p>
          </table:table-cell>
          <table:table-cell office:value-type="string">
            <text:p>ℵ 0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π</text:p>
          </table:table-cell>
          <table:table-cell office:value-type="string">
            <text:p>C 0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ν</text:p>
          </table:table-cell>
          <table:table-cell office:value-type="string">
            <text:p>C 0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π</text:p>
          </table:table-cell>
          <table:table-cell office:value-type="string">
            <text:p>Ψ 04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ν</text:p>
          </table:table-cell>
          <table:table-cell office:value-type="string">
            <text:p>Ψ 04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π</text:p>
          </table:table-cell>
          <table:table-cell office:value-type="string">
            <text:p>L 02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ν</text:p>
          </table:table-cell>
          <table:table-cell office:value-type="string">
            <text:p>L 02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π</text:p>
          </table:table-cell>
          <table:table-cell office:value-type="string">
            <text:p>P 0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ν</text:p>
          </table:table-cell>
          <table:table-cell office:value-type="string">
            <text:p>P 0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π</text:p>
          </table:table-cell>
          <table:table-cell office:value-type="string">
            <text:p>P7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ν</text:p>
          </table:table-cell>
          <table:table-cell office:value-type="string">
            <text:p>P7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θ</text:p>
          </table:table-cell>
          <table:table-cell office:value-type="float" office:value="142">
            <text:p>14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υ</text:p>
          </table:table-cell>
          <table:table-cell office:value-type="float" office:value="142">
            <text:p>14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κ</text:p>
          </table:table-cell>
          <table:table-cell office:value-type="float" office:value="142">
            <text:p>14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υ</text:p>
          </table:table-cell>
          <table:table-cell office:value-type="float" office:value="142">
            <text:p>14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ι</text:p>
          </table:table-cell>
          <table:table-cell office:value-type="float" office:value="142">
            <text:p>14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υ</text:p>
          </table:table-cell>
          <table:table-cell office:value-type="float" office:value="142">
            <text:p>14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χ</text:p>
          </table:table-cell>
          <table:table-cell office:value-type="float" office:value="142">
            <text:p>14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υ</text:p>
          </table:table-cell>
          <table:table-cell office:value-type="float" office:value="142">
            <text:p>14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κ</text:p>
          </table:table-cell>
          <table:table-cell office:value-type="float" office:value="316">
            <text:p>31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υ</text:p>
          </table:table-cell>
          <table:table-cell office:value-type="float" office:value="316">
            <text:p>31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ι</text:p>
          </table:table-cell>
          <table:table-cell office:value-type="float" office:value="316">
            <text:p>31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υ</text:p>
          </table:table-cell>
          <table:table-cell office:value-type="float" office:value="316">
            <text:p>31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χ</text:p>
          </table:table-cell>
          <table:table-cell office:value-type="float" office:value="316">
            <text:p>31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υ</text:p>
          </table:table-cell>
          <table:table-cell office:value-type="float" office:value="316">
            <text:p>31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θ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υ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κ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υ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ι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υ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χ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υ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θ</text:p>
          </table:table-cell>
          <table:table-cell office:value-type="float" office:value="1404">
            <text:p>140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υ</text:p>
          </table:table-cell>
          <table:table-cell office:value-type="float" office:value="1404">
            <text:p>140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θ</text:p>
          </table:table-cell>
          <table:table-cell office:value-type="float" office:value="1724">
            <text:p>172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υ</text:p>
          </table:table-cell>
          <table:table-cell office:value-type="float" office:value="1724">
            <text:p>172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ι</text:p>
          </table:table-cell>
          <table:table-cell office:value-type="float" office:value="1769">
            <text:p>176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υ</text:p>
          </table:table-cell>
          <table:table-cell office:value-type="float" office:value="1769">
            <text:p>176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υ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υ</text:p>
          </table:table-cell>
          <table:table-cell office:value-type="float" office:value="622">
            <text:p>62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θ</text:p>
          </table:table-cell>
          <table:table-cell office:value-type="string">
            <text:p>A 0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υ</text:p>
          </table:table-cell>
          <table:table-cell office:value-type="string">
            <text:p>A 0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κ</text:p>
          </table:table-cell>
          <table:table-cell office:value-type="string">
            <text:p>A 0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υ</text:p>
          </table:table-cell>
          <table:table-cell office:value-type="string">
            <text:p>A 0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ι</text:p>
          </table:table-cell>
          <table:table-cell office:value-type="string">
            <text:p>A 0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υ</text:p>
          </table:table-cell>
          <table:table-cell office:value-type="string">
            <text:p>A 0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χ</text:p>
          </table:table-cell>
          <table:table-cell office:value-type="string">
            <text:p>A 0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υ</text:p>
          </table:table-cell>
          <table:table-cell office:value-type="string">
            <text:p>A 0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θ</text:p>
          </table:table-cell>
          <table:table-cell office:value-type="string">
            <text:p>ℵ 0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υ</text:p>
          </table:table-cell>
          <table:table-cell office:value-type="string">
            <text:p>ℵ 0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κ</text:p>
          </table:table-cell>
          <table:table-cell office:value-type="string">
            <text:p>ℵ 0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υ</text:p>
          </table:table-cell>
          <table:table-cell office:value-type="string">
            <text:p>ℵ 0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ι</text:p>
          </table:table-cell>
          <table:table-cell office:value-type="string">
            <text:p>ℵ 0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υ</text:p>
          </table:table-cell>
          <table:table-cell office:value-type="string">
            <text:p>ℵ 0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χ</text:p>
          </table:table-cell>
          <table:table-cell office:value-type="string">
            <text:p>ℵ 0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υ</text:p>
          </table:table-cell>
          <table:table-cell office:value-type="string">
            <text:p>ℵ 0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θ</text:p>
          </table:table-cell>
          <table:table-cell office:value-type="string">
            <text:p>B 0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υ</text:p>
          </table:table-cell>
          <table:table-cell office:value-type="string">
            <text:p>B 0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κ</text:p>
          </table:table-cell>
          <table:table-cell office:value-type="string">
            <text:p>B 0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υ</text:p>
          </table:table-cell>
          <table:table-cell office:value-type="string">
            <text:p>B 0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ι</text:p>
          </table:table-cell>
          <table:table-cell office:value-type="string">
            <text:p>B 0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υ</text:p>
          </table:table-cell>
          <table:table-cell office:value-type="string">
            <text:p>B 0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χ</text:p>
          </table:table-cell>
          <table:table-cell office:value-type="string">
            <text:p>B 0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υ</text:p>
          </table:table-cell>
          <table:table-cell office:value-type="string">
            <text:p>B 0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θ</text:p>
          </table:table-cell>
          <table:table-cell office:value-type="string">
            <text:p>C 0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υ</text:p>
          </table:table-cell>
          <table:table-cell office:value-type="string">
            <text:p>C 0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κ</text:p>
          </table:table-cell>
          <table:table-cell office:value-type="string">
            <text:p>C 0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υ</text:p>
          </table:table-cell>
          <table:table-cell office:value-type="string">
            <text:p>C 0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ι</text:p>
          </table:table-cell>
          <table:table-cell office:value-type="string">
            <text:p>C 0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υ</text:p>
          </table:table-cell>
          <table:table-cell office:value-type="string">
            <text:p>C 0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χ</text:p>
          </table:table-cell>
          <table:table-cell office:value-type="string">
            <text:p>C 0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υ</text:p>
          </table:table-cell>
          <table:table-cell office:value-type="string">
            <text:p>C 0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θ</text:p>
          </table:table-cell>
          <table:table-cell office:value-type="string">
            <text:p>Ψ 04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υ</text:p>
          </table:table-cell>
          <table:table-cell office:value-type="string">
            <text:p>Ψ 04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κ</text:p>
          </table:table-cell>
          <table:table-cell office:value-type="string">
            <text:p>Ψ 04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υ</text:p>
          </table:table-cell>
          <table:table-cell office:value-type="string">
            <text:p>Ψ 04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ι</text:p>
          </table:table-cell>
          <table:table-cell office:value-type="string">
            <text:p>Ψ 04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υ</text:p>
          </table:table-cell>
          <table:table-cell office:value-type="string">
            <text:p>Ψ 04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χ</text:p>
          </table:table-cell>
          <table:table-cell office:value-type="string">
            <text:p>Ψ 04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υ</text:p>
          </table:table-cell>
          <table:table-cell office:value-type="string">
            <text:p>Ψ 04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θ</text:p>
          </table:table-cell>
          <table:table-cell office:value-type="string">
            <text:p>K 0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υ</text:p>
          </table:table-cell>
          <table:table-cell office:value-type="string">
            <text:p>K 0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κ</text:p>
          </table:table-cell>
          <table:table-cell office:value-type="string">
            <text:p>K 0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υ</text:p>
          </table:table-cell>
          <table:table-cell office:value-type="string">
            <text:p>K 0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ι</text:p>
          </table:table-cell>
          <table:table-cell office:value-type="string">
            <text:p>K 0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υ</text:p>
          </table:table-cell>
          <table:table-cell office:value-type="string">
            <text:p>K 0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χ</text:p>
          </table:table-cell>
          <table:table-cell office:value-type="string">
            <text:p>K 0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υ</text:p>
          </table:table-cell>
          <table:table-cell office:value-type="string">
            <text:p>K 0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θ</text:p>
          </table:table-cell>
          <table:table-cell office:value-type="string">
            <text:p>L 02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υ</text:p>
          </table:table-cell>
          <table:table-cell office:value-type="string">
            <text:p>L 02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κ</text:p>
          </table:table-cell>
          <table:table-cell office:value-type="string">
            <text:p>L 02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υ</text:p>
          </table:table-cell>
          <table:table-cell office:value-type="string">
            <text:p>L 02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ι</text:p>
          </table:table-cell>
          <table:table-cell office:value-type="string">
            <text:p>L 02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υ</text:p>
          </table:table-cell>
          <table:table-cell office:value-type="string">
            <text:p>L 02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χ</text:p>
          </table:table-cell>
          <table:table-cell office:value-type="string">
            <text:p>L 02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υ</text:p>
          </table:table-cell>
          <table:table-cell office:value-type="string">
            <text:p>L 02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θ</text:p>
          </table:table-cell>
          <table:table-cell office:value-type="string">
            <text:p>P 02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υ</text:p>
          </table:table-cell>
          <table:table-cell office:value-type="string">
            <text:p>P 02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κ</text:p>
          </table:table-cell>
          <table:table-cell office:value-type="string">
            <text:p>P 02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υ</text:p>
          </table:table-cell>
          <table:table-cell office:value-type="string">
            <text:p>P 02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ι</text:p>
          </table:table-cell>
          <table:table-cell office:value-type="string">
            <text:p>P 02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υ</text:p>
          </table:table-cell>
          <table:table-cell office:value-type="string">
            <text:p>P 02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χ</text:p>
          </table:table-cell>
          <table:table-cell office:value-type="string">
            <text:p>P 02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υ</text:p>
          </table:table-cell>
          <table:table-cell office:value-type="string">
            <text:p>P 02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θ</text:p>
          </table:table-cell>
          <table:table-cell office:value-type="string">
            <text:p>P7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υ</text:p>
          </table:table-cell>
          <table:table-cell office:value-type="string">
            <text:p>P7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κ</text:p>
          </table:table-cell>
          <table:table-cell office:value-type="string">
            <text:p>P7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υ</text:p>
          </table:table-cell>
          <table:table-cell office:value-type="string">
            <text:p>P7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ι</text:p>
          </table:table-cell>
          <table:table-cell office:value-type="string">
            <text:p>P7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η</text:p>
          </table:table-cell>
          <table:table-cell office:value-type="string">
            <text:p>P7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χ</text:p>
          </table:table-cell>
          <table:table-cell office:value-type="string">
            <text:p>P7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ρ</text:p>
          </table:table-cell>
          <table:table-cell office:value-type="string">
            <text:p>P7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θ</text:p>
          </table:table-cell>
          <table:table-cell office:value-type="float" office:value="142">
            <text:p>14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ω</text:p>
          </table:table-cell>
          <table:table-cell office:value-type="float" office:value="142">
            <text:p>14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σ</text:p>
          </table:table-cell>
          <table:table-cell office:value-type="float" office:value="142">
            <text:p>14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ρ</text:p>
          </table:table-cell>
          <table:table-cell office:value-type="float" office:value="142">
            <text:p>14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υ</text:p>
          </table:table-cell>
          <table:table-cell office:value-type="float" office:value="316">
            <text:p>31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θ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ω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σ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ρ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θ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ω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σ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ρ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ρ</text:p>
          </table:table-cell>
          <table:table-cell office:value-type="float" office:value="1127">
            <text:p>112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ω</text:p>
          </table:table-cell>
          <table:table-cell office:value-type="float" office:value="2288">
            <text:p>228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ρ</text:p>
          </table:table-cell>
          <table:table-cell office:value-type="float" office:value="2288">
            <text:p>228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θ</text:p>
          </table:table-cell>
          <table:table-cell office:value-type="string">
            <text:p>A 0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ω</text:p>
          </table:table-cell>
          <table:table-cell office:value-type="string">
            <text:p>A 0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σ</text:p>
          </table:table-cell>
          <table:table-cell office:value-type="string">
            <text:p>A 0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ρ</text:p>
          </table:table-cell>
          <table:table-cell office:value-type="string">
            <text:p>A 0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ι</text:p>
          </table:table-cell>
          <table:table-cell office:value-type="string">
            <text:p>A 0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υ</text:p>
          </table:table-cell>
          <table:table-cell office:value-type="string">
            <text:p>A 0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χ</text:p>
          </table:table-cell>
          <table:table-cell office:value-type="string">
            <text:p>A 0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υ</text:p>
          </table:table-cell>
          <table:table-cell office:value-type="string">
            <text:p>A 0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κ</text:p>
          </table:table-cell>
          <table:table-cell office:value-type="string">
            <text:p>A 0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υ</text:p>
          </table:table-cell>
          <table:table-cell office:value-type="string">
            <text:p>A 0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θ</text:p>
          </table:table-cell>
          <table:table-cell office:value-type="string">
            <text:p>ℵ 0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ω</text:p>
          </table:table-cell>
          <table:table-cell office:value-type="string">
            <text:p>ℵ 0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ι</text:p>
          </table:table-cell>
          <table:table-cell office:value-type="string">
            <text:p>ℵ 0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υ</text:p>
          </table:table-cell>
          <table:table-cell office:value-type="string">
            <text:p>ℵ 0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χ</text:p>
          </table:table-cell>
          <table:table-cell office:value-type="string">
            <text:p>ℵ 0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υ</text:p>
          </table:table-cell>
          <table:table-cell office:value-type="string">
            <text:p>ℵ 0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κ</text:p>
          </table:table-cell>
          <table:table-cell office:value-type="string">
            <text:p>ℵ 0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υ</text:p>
          </table:table-cell>
          <table:table-cell office:value-type="string">
            <text:p>ℵ 0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θ</text:p>
          </table:table-cell>
          <table:table-cell office:value-type="string">
            <text:p>B 0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ω</text:p>
          </table:table-cell>
          <table:table-cell office:value-type="string">
            <text:p>B 0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ι</text:p>
          </table:table-cell>
          <table:table-cell office:value-type="string">
            <text:p>B 0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υ</text:p>
          </table:table-cell>
          <table:table-cell office:value-type="string">
            <text:p>B 0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χ</text:p>
          </table:table-cell>
          <table:table-cell office:value-type="string">
            <text:p>B 0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υ</text:p>
          </table:table-cell>
          <table:table-cell office:value-type="string">
            <text:p>B 0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κ</text:p>
          </table:table-cell>
          <table:table-cell office:value-type="string">
            <text:p>B 0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υ</text:p>
          </table:table-cell>
          <table:table-cell office:value-type="string">
            <text:p>B 0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θ</text:p>
          </table:table-cell>
          <table:table-cell office:value-type="string">
            <text:p>C 0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ω</text:p>
          </table:table-cell>
          <table:table-cell office:value-type="string">
            <text:p>C 0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σ</text:p>
          </table:table-cell>
          <table:table-cell office:value-type="string">
            <text:p>C 0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ρ</text:p>
          </table:table-cell>
          <table:table-cell office:value-type="string">
            <text:p>C 0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ι</text:p>
          </table:table-cell>
          <table:table-cell office:value-type="string">
            <text:p>C 0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υ</text:p>
          </table:table-cell>
          <table:table-cell office:value-type="string">
            <text:p>C 0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χ</text:p>
          </table:table-cell>
          <table:table-cell office:value-type="string">
            <text:p>C 0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υ</text:p>
          </table:table-cell>
          <table:table-cell office:value-type="string">
            <text:p>C 0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κ</text:p>
          </table:table-cell>
          <table:table-cell office:value-type="string">
            <text:p>C 0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υ</text:p>
          </table:table-cell>
          <table:table-cell office:value-type="string">
            <text:p>C 0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θ</text:p>
          </table:table-cell>
          <table:table-cell office:value-type="string">
            <text:p>Ψ 04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ω</text:p>
          </table:table-cell>
          <table:table-cell office:value-type="string">
            <text:p>Ψ 04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σ</text:p>
          </table:table-cell>
          <table:table-cell office:value-type="string">
            <text:p>Ψ 04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ρ</text:p>
          </table:table-cell>
          <table:table-cell office:value-type="string">
            <text:p>Ψ 04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ι</text:p>
          </table:table-cell>
          <table:table-cell office:value-type="string">
            <text:p>Ψ 04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υ</text:p>
          </table:table-cell>
          <table:table-cell office:value-type="string">
            <text:p>Ψ 04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χ</text:p>
          </table:table-cell>
          <table:table-cell office:value-type="string">
            <text:p>Ψ 04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υ</text:p>
          </table:table-cell>
          <table:table-cell office:value-type="string">
            <text:p>Ψ 04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κ</text:p>
          </table:table-cell>
          <table:table-cell office:value-type="string">
            <text:p>Ψ 04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υ</text:p>
          </table:table-cell>
          <table:table-cell office:value-type="string">
            <text:p>Ψ 04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θ</text:p>
          </table:table-cell>
          <table:table-cell office:value-type="string">
            <text:p>K 01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ω</text:p>
          </table:table-cell>
          <table:table-cell office:value-type="string">
            <text:p>K 01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σ</text:p>
          </table:table-cell>
          <table:table-cell office:value-type="string">
            <text:p>K 01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ρ</text:p>
          </table:table-cell>
          <table:table-cell office:value-type="string">
            <text:p>K 01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θ</text:p>
          </table:table-cell>
          <table:table-cell office:value-type="string">
            <text:p>L 02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ω</text:p>
          </table:table-cell>
          <table:table-cell office:value-type="string">
            <text:p>L 02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σ</text:p>
          </table:table-cell>
          <table:table-cell office:value-type="string">
            <text:p>L 02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ρ</text:p>
          </table:table-cell>
          <table:table-cell office:value-type="string">
            <text:p>L 02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ι</text:p>
          </table:table-cell>
          <table:table-cell office:value-type="string">
            <text:p>L 02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υ</text:p>
          </table:table-cell>
          <table:table-cell office:value-type="string">
            <text:p>L 02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χ</text:p>
          </table:table-cell>
          <table:table-cell office:value-type="string">
            <text:p>L 02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υ</text:p>
          </table:table-cell>
          <table:table-cell office:value-type="string">
            <text:p>L 02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κ</text:p>
          </table:table-cell>
          <table:table-cell office:value-type="string">
            <text:p>L 02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υ</text:p>
          </table:table-cell>
          <table:table-cell office:value-type="string">
            <text:p>L 02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ρ</text:p>
          </table:table-cell>
          <table:table-cell office:value-type="string">
            <text:p>L20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θ</text:p>
          </table:table-cell>
          <table:table-cell office:value-type="string">
            <text:p>P 02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ω</text:p>
          </table:table-cell>
          <table:table-cell office:value-type="string">
            <text:p>P 02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σ</text:p>
          </table:table-cell>
          <table:table-cell office:value-type="string">
            <text:p>P 02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ρ</text:p>
          </table:table-cell>
          <table:table-cell office:value-type="string">
            <text:p>P 02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θ</text:p>
          </table:table-cell>
          <table:table-cell office:value-type="string">
            <text:p>P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ω</text:p>
          </table:table-cell>
          <table:table-cell office:value-type="string">
            <text:p>P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ι</text:p>
          </table:table-cell>
          <table:table-cell office:value-type="string">
            <text:p>P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η</text:p>
          </table:table-cell>
          <table:table-cell office:value-type="string">
            <text:p>P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χ</text:p>
          </table:table-cell>
          <table:table-cell office:value-type="string">
            <text:p>P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ρ</text:p>
          </table:table-cell>
          <table:table-cell office:value-type="string">
            <text:p>P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κ</text:p>
          </table:table-cell>
          <table:table-cell office:value-type="string">
            <text:p>P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υ</text:p>
          </table:table-cell>
          <table:table-cell office:value-type="string">
            <text:p>P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θ</text:p>
          </table:table-cell>
          <table:table-cell office:value-type="string">
            <text:p>K 01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ω</text:p>
          </table:table-cell>
          <table:table-cell office:value-type="string">
            <text:p>K 018</text:p>
          </table:table-cell>
          <table:table-cell office:value-type="float" office:value="26">
            <text:p>26</text:p>
          </table:table-cell>
        </table:table-row>
      </table:table>
      <table:table table:name="sql" table:style-name="ta1">
        <table:table-column table:style-name="co5" table:number-columns-repeated="2" table:default-cell-style-name="Default"/>
        <table:table-row table:style-name="ro1">
          <table:table-cell office:value-type="string">
            <text:p>use jude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elect</text:p>
          </table:table-cell>
          <table:table-cell/>
        </table:table-row>
        <table:table-row table:style-name="ro1">
          <table:table-cell/>
          <table:table-cell office:value-type="string">
            <text:p>layerdata.address,</text:p>
          </table:table-cell>
        </table:table-row>
        <table:table-row table:style-name="ro1">
          <table:table-cell/>
          <table:table-cell office:value-type="string">
            <text:p>layerdata.glyph,</text:p>
          </table:table-cell>
        </table:table-row>
        <table:table-row table:style-name="ro1">
          <table:table-cell/>
          <table:table-cell office:value-type="string">
            <text:p>source.name,</text:p>
          </table:table-cell>
        </table:table-row>
        <table:table-row table:style-name="ro1">
          <table:table-cell/>
          <table:table-cell office:value-type="string">
            <text:p>passage.name</text:p>
          </table:table-cell>
        </table:table-row>
        <table:table-row table:style-name="ro1">
          <table:table-cell office:value-type="string">
            <text:p>from</text:p>
          </table:table-cell>
          <table:table-cell/>
        </table:table-row>
        <table:table-row table:style-name="ro1">
          <table:table-cell/>
          <table:table-cell office:value-type="string">
            <text:p>layerdata inner join source</text:p>
          </table:table-cell>
        </table:table-row>
        <table:table-row table:style-name="ro1">
          <table:table-cell office:value-type="string">
            <text:p>on layerdata.source_id = source.id</text:p>
          </table:table-cell>
          <table:table-cell/>
        </table:table-row>
        <table:table-row table:style-name="ro1">
          <table:table-cell/>
          <table:table-cell office:value-type="string">
            <text:p>inner join passage</text:p>
          </table:table-cell>
        </table:table-row>
        <table:table-row table:style-name="ro1">
          <table:table-cell office:value-type="string">
            <text:p>on layerdata.passage_id = passage.id</text:p>
          </table:table-cell>
          <table:table-cell/>
        </table:table-row>
        <table:table-row table:style-name="ro1">
          <table:table-cell/>
          <table:table-cell office:value-type="string">
            <text:p>inner join layer</text:p>
          </table:table-cell>
        </table:table-row>
        <table:table-row table:style-name="ro1">
          <table:table-cell office:value-type="string">
            <text:p>on layerdata.layer_id = layer.id</text:p>
          </table:table-cell>
          <table:table-cell/>
        </table:table-row>
        <table:table-row table:style-name="ro1">
          <table:table-cell office:value-type="string">
            <text:p>where</text:p>
          </table:table-cell>
          <table:table-cell/>
        </table:table-row>
        <table:table-row table:style-name="ro1">
          <table:table-cell/>
          <table:table-cell office:value-type="string">
            <text:p>layer.name = 'SRC-NS'</text:p>
          </table:table-cell>
        </table:table-row>
        <table:table-row table:style-name="ro1">
          <table:table-cell office:value-type="string">
            <text:p>order by</text:p>
          </table:table-cell>
          <table:table-cell/>
        </table:table-row>
        <table:table-row table:style-name="ro1">
          <table:table-cell/>
          <table:table-cell office:value-type="string">
            <text:p>passage.id,</text:p>
          </table:table-cell>
        </table:table-row>
        <table:table-row table:style-name="ro1">
          <table:table-cell/>
          <table:table-cell office:value-type="string">
            <text:p>source.name,</text:p>
          </table:table-cell>
        </table:table-row>
        <table:table-row table:style-name="ro1">
          <table:table-cell/>
          <table:table-cell office:value-type="string">
            <text:p>layerdata.address</text:p>
          </table:table-cell>
        </table:table-row>
        <table:table-row table:style-name="ro1">
          <table:table-cell office:value-type="string">
            <text:p>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7T19:56:35</dc:date>
    <meta:document-statistic meta:table-count="2" meta:cell-count="2588" meta:object-count="0"/>
    <meta:generator>LibreOffice/3.6$MacOSX_x86 LibreOffice_project/e29a214-2bbed72-0621de6-a97528c-8f066d</meta:generator>
  </office:meta>
</office:document-meta>
</file>